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29d" officeooo:paragraph-rsid="0018329d"/>
    </style:style>
    <style:style style:name="P2" style:family="paragraph" style:parent-style-name="Standard">
      <style:text-properties officeooo:rsid="0018329d" officeooo:paragraph-rsid="001fd6bd"/>
    </style:style>
    <style:style style:name="P3" style:family="paragraph" style:parent-style-name="Standard">
      <style:text-properties officeooo:rsid="0018329d" officeooo:paragraph-rsid="0023d8ff"/>
    </style:style>
    <style:style style:name="P4" style:family="paragraph" style:parent-style-name="Standard">
      <style:text-properties style:text-underline-style="solid" style:text-underline-width="auto" style:text-underline-color="font-color" officeooo:rsid="001847d8" officeooo:paragraph-rsid="001847d8"/>
    </style:style>
    <style:style style:name="P5" style:family="paragraph" style:parent-style-name="Standard">
      <style:text-properties style:text-underline-style="solid" style:text-underline-width="auto" style:text-underline-color="font-color" officeooo:rsid="0019e923" officeooo:paragraph-rsid="0019e923"/>
    </style:style>
    <style:style style:name="P6" style:family="paragraph" style:parent-style-name="Standard">
      <style:text-properties style:text-underline-style="solid" style:text-underline-width="auto" style:text-underline-color="font-color" officeooo:rsid="001e6c7f" officeooo:paragraph-rsid="001e6c7f"/>
    </style:style>
    <style:style style:name="P7" style:family="paragraph" style:parent-style-name="Standard">
      <style:text-properties style:text-underline-style="solid" style:text-underline-width="auto" style:text-underline-color="font-color" officeooo:rsid="001fd6bd" officeooo:paragraph-rsid="001fd6bd"/>
    </style:style>
    <style:style style:name="P8" style:family="paragraph" style:parent-style-name="Standard">
      <style:text-properties style:text-underline-style="solid" style:text-underline-width="auto" style:text-underline-color="font-color" officeooo:rsid="0021876b" officeooo:paragraph-rsid="0021876b"/>
    </style:style>
    <style:style style:name="P9" style:family="paragraph" style:parent-style-name="Standard">
      <style:text-properties style:text-underline-style="solid" style:text-underline-width="auto" style:text-underline-color="font-color" officeooo:rsid="0018329d" officeooo:paragraph-rsid="0018329d"/>
    </style:style>
    <style:style style:name="P10" style:family="paragraph" style:parent-style-name="Standard">
      <style:text-properties style:text-underline-style="solid" style:text-underline-width="auto" style:text-underline-color="font-color" officeooo:rsid="0023dc01" officeooo:paragraph-rsid="0023dc01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47d8" officeooo:paragraph-rsid="001847d8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27aa00" officeooo:paragraph-rsid="0027aa00"/>
    </style:style>
    <style:style style:name="P13" style:family="paragraph" style:parent-style-name="Standard">
      <style:text-properties fo:font-size="13pt" style:text-underline-style="solid" style:text-underline-width="auto" style:text-underline-color="font-color" officeooo:rsid="0018329d" officeooo:paragraph-rsid="0018329d" style:font-size-asian="13pt" style:font-size-complex="13pt"/>
    </style:style>
    <style:style style:name="P14" style:family="paragraph" style:parent-style-name="Standard">
      <style:text-properties fo:font-size="13pt" style:text-underline-style="solid" style:text-underline-width="auto" style:text-underline-color="font-color" officeooo:rsid="001e6c7f" officeooo:paragraph-rsid="001e6c7f" style:font-size-asian="13pt" style:font-size-complex="13pt"/>
    </style:style>
    <style:style style:name="P15" style:family="paragraph" style:parent-style-name="Standard">
      <style:text-properties fo:font-size="13pt" style:text-underline-style="solid" style:text-underline-width="auto" style:text-underline-color="font-color" officeooo:rsid="001fd6bd" officeooo:paragraph-rsid="001fd6bd" style:font-size-asian="13pt" style:font-size-complex="13pt"/>
    </style:style>
    <style:style style:name="P16" style:family="paragraph" style:parent-style-name="Standard">
      <style:text-properties fo:font-size="13pt" style:text-underline-style="solid" style:text-underline-width="auto" style:text-underline-color="font-color" officeooo:rsid="0023dc01" officeooo:paragraph-rsid="0023dc01" style:font-size-asian="13pt" style:font-size-complex="13pt"/>
    </style:style>
    <style:style style:name="P17" style:family="paragraph" style:parent-style-name="Standard">
      <style:text-properties fo:font-size="13pt" style:text-underline-style="solid" style:text-underline-width="auto" style:text-underline-color="font-color" officeooo:rsid="001847d8" officeooo:paragraph-rsid="001847d8" style:font-size-asian="13pt" style:font-size-complex="13pt"/>
    </style:style>
    <style:style style:name="P18" style:family="paragraph" style:parent-style-name="Standard">
      <style:text-properties fo:font-size="13pt" style:text-underline-style="solid" style:text-underline-width="auto" style:text-underline-color="font-color" officeooo:rsid="0019e923" officeooo:paragraph-rsid="0019e923" style:font-size-asian="13pt" style:font-size-complex="13pt"/>
    </style:style>
    <style:style style:name="P19" style:family="paragraph" style:parent-style-name="Standard">
      <style:text-properties fo:font-size="13pt" style:text-underline-style="solid" style:text-underline-width="auto" style:text-underline-color="font-color" officeooo:rsid="0027aa00" officeooo:paragraph-rsid="0027aa00" style:font-size-asian="13pt" style:font-size-complex="13pt"/>
    </style:style>
    <style:style style:name="P20" style:family="paragraph" style:parent-style-name="Standard">
      <style:text-properties officeooo:rsid="001847d8" officeooo:paragraph-rsid="001847d8"/>
    </style:style>
    <style:style style:name="P21" style:family="paragraph" style:parent-style-name="Standard">
      <style:text-properties officeooo:rsid="001847d8" officeooo:paragraph-rsid="001fd6bd"/>
    </style:style>
    <style:style style:name="P22" style:family="paragraph" style:parent-style-name="Standard">
      <style:text-properties officeooo:rsid="001847d8" officeooo:paragraph-rsid="00264476"/>
    </style:style>
    <style:style style:name="P23" style:family="paragraph" style:parent-style-name="Standard">
      <style:text-properties style:text-underline-style="none" officeooo:rsid="001847d8" officeooo:paragraph-rsid="001847d8"/>
    </style:style>
    <style:style style:name="P24" style:family="paragraph" style:parent-style-name="Standard">
      <style:text-properties style:text-underline-style="none" officeooo:rsid="00258549" officeooo:paragraph-rsid="00258549"/>
    </style:style>
    <style:style style:name="P25" style:family="paragraph" style:parent-style-name="Standard">
      <style:text-properties officeooo:rsid="00191dcb" officeooo:paragraph-rsid="00191dcb"/>
    </style:style>
    <style:style style:name="P26" style:family="paragraph" style:parent-style-name="Standard">
      <style:text-properties officeooo:rsid="0019b00a" officeooo:paragraph-rsid="0019b00a"/>
    </style:style>
    <style:style style:name="P27" style:family="paragraph" style:parent-style-name="Standard">
      <style:text-properties officeooo:rsid="0019e923" officeooo:paragraph-rsid="0019e923"/>
    </style:style>
    <style:style style:name="P28" style:family="paragraph" style:parent-style-name="Standard">
      <style:text-properties officeooo:rsid="001b4b97" officeooo:paragraph-rsid="001b4b97"/>
    </style:style>
    <style:style style:name="P29" style:family="paragraph" style:parent-style-name="Standard">
      <style:text-properties officeooo:rsid="001b4b97" officeooo:paragraph-rsid="0026967e"/>
    </style:style>
    <style:style style:name="P30" style:family="paragraph" style:parent-style-name="Standard">
      <style:text-properties officeooo:rsid="001bfede" officeooo:paragraph-rsid="001bfede"/>
    </style:style>
    <style:style style:name="P31" style:family="paragraph" style:parent-style-name="Standard">
      <style:text-properties officeooo:rsid="001e6c7f" officeooo:paragraph-rsid="001e6c7f"/>
    </style:style>
    <style:style style:name="P32" style:family="paragraph" style:parent-style-name="Standard">
      <style:text-properties officeooo:rsid="001fd6bd" officeooo:paragraph-rsid="001fd6bd"/>
    </style:style>
    <style:style style:name="P33" style:family="paragraph" style:parent-style-name="Standard">
      <style:text-properties officeooo:rsid="0021876b" officeooo:paragraph-rsid="0021876b"/>
    </style:style>
    <style:style style:name="P34" style:family="paragraph" style:parent-style-name="Standard">
      <style:text-properties officeooo:rsid="0023dc01" officeooo:paragraph-rsid="0023dc01"/>
    </style:style>
    <style:style style:name="P35" style:family="paragraph" style:parent-style-name="Standard">
      <style:text-properties fo:font-weight="bold" officeooo:rsid="001847d8" officeooo:paragraph-rsid="001847d8" style:font-weight-asian="bold" style:font-weight-complex="bold"/>
    </style:style>
    <style:style style:name="P36" style:family="paragraph" style:parent-style-name="Standard">
      <style:text-properties officeooo:rsid="00264476" officeooo:paragraph-rsid="00264476"/>
    </style:style>
    <style:style style:name="P37" style:family="paragraph" style:parent-style-name="Standard">
      <style:text-properties officeooo:rsid="0026967e" officeooo:paragraph-rsid="0026967e"/>
    </style:style>
    <style:style style:name="P38" style:family="paragraph" style:parent-style-name="Standard">
      <style:text-properties officeooo:rsid="0026967e" officeooo:paragraph-rsid="0027aa00"/>
    </style:style>
    <style:style style:name="P39" style:family="paragraph" style:parent-style-name="Standard">
      <style:text-properties officeooo:rsid="0027aa00" officeooo:paragraph-rsid="0027aa00"/>
    </style:style>
    <style:style style:name="P40" style:family="paragraph" style:parent-style-name="Standard">
      <style:text-properties fo:font-size="12pt" style:text-underline-style="none" officeooo:rsid="0027cf5b" officeooo:paragraph-rsid="0027cf5b" style:font-size-asian="10.5pt" style:font-size-complex="12pt"/>
    </style:style>
    <style:style style:name="P41" style:family="paragraph" style:parent-style-name="Standard">
      <style:text-properties fo:font-size="12pt" style:text-underline-style="none" fo:font-weight="bold" officeooo:rsid="0027cf5b" officeooo:paragraph-rsid="0027cf5b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normal" officeooo:rsid="0027cf5b" officeooo:paragraph-rsid="0027cf5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288c4f" officeooo:paragraph-rsid="00288c4f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officeooo:rsid="0023dc01" officeooo:paragraph-rsid="0023dc01"/>
    </style:style>
    <style:style style:name="P45" style:family="paragraph" style:parent-style-name="Standard">
      <style:text-properties style:text-underline-style="solid" style:text-underline-width="auto" style:text-underline-color="font-color" officeooo:rsid="0018329d" officeooo:paragraph-rsid="0023d8ff"/>
    </style:style>
    <style:style style:name="P46" style:family="paragraph" style:parent-style-name="Standard">
      <style:text-properties style:text-underline-style="none" officeooo:rsid="0023dc01" officeooo:paragraph-rsid="0023dc01"/>
    </style:style>
    <style:style style:name="P47" style:family="paragraph" style:parent-style-name="Standard">
      <style:text-properties fo:font-size="12pt" style:text-underline-style="none" fo:font-weight="bold" officeooo:rsid="00288c4f" officeooo:paragraph-rsid="00288c4f" style:font-size-asian="10.5pt" style:font-weight-asian="bold" style:font-size-complex="12pt" style:font-weight-complex="bold"/>
    </style:style>
    <style:style style:name="P48" style:family="paragraph" style:parent-style-name="Standard">
      <style:text-properties fo:font-size="12pt" style:text-underline-style="none" fo:font-weight="bold" officeooo:rsid="00296d42" officeooo:paragraph-rsid="00296d42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style:text-underline-style="none" fo:font-weight="bold" officeooo:rsid="002b22da" officeooo:paragraph-rsid="002b22da" style:font-size-asian="10.5pt" style:font-weight-asian="bold" style:font-size-complex="12pt" style:font-weight-complex="bold"/>
    </style:style>
    <style:style style:name="P50" style:family="paragraph" style:parent-style-name="Standard">
      <style:text-properties fo:font-size="12pt" style:text-underline-style="none" fo:font-weight="bold" officeooo:rsid="002c1e70" officeooo:paragraph-rsid="002c1e70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size="12pt" style:text-underline-style="none" fo:font-weight="normal" officeooo:rsid="002c1e70" officeooo:paragraph-rsid="002c1e70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2c573e" officeooo:paragraph-rsid="002c573e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3031d4" officeooo:paragraph-rsid="003031d4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solid" style:text-underline-width="auto" style:text-underline-color="font-color" fo:font-weight="bold" officeooo:rsid="002b22da" officeooo:paragraph-rsid="002b22da" style:font-size-asian="10.5pt" style:font-weight-asian="bold" style:font-size-complex="12pt" style:font-weight-complex="bold"/>
    </style:style>
    <style:style style:name="P55" style:family="paragraph" style:parent-style-name="Standard">
      <style:text-properties fo:font-size="12pt" style:text-underline-style="solid" style:text-underline-width="auto" style:text-underline-color="font-color" fo:font-weight="normal" officeooo:rsid="002c573e" officeooo:paragraph-rsid="002c573e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solid" style:text-underline-width="auto" style:text-underline-color="font-color" fo:font-weight="normal" officeooo:rsid="002cbea5" officeooo:paragraph-rsid="002cbea5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solid" style:text-underline-width="auto" style:text-underline-color="font-color" fo:font-weight="normal" officeooo:rsid="002e944b" officeooo:paragraph-rsid="002e944b" style:font-size-asian="10.5pt" style:font-weight-asian="normal" style:font-size-complex="12pt" style:font-weight-complex="normal"/>
    </style:style>
    <style:style style:name="T1" style:family="text">
      <style:text-properties officeooo:rsid="001832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847d8"/>
    </style:style>
    <style:style style:name="T6" style:family="text">
      <style:text-properties officeooo:rsid="001bfede"/>
    </style:style>
    <style:style style:name="T7" style:family="text">
      <style:text-properties officeooo:rsid="001fd6bd"/>
    </style:style>
    <style:style style:name="T8" style:family="text">
      <style:text-properties officeooo:rsid="0021876b"/>
    </style:style>
    <style:style style:name="T9" style:family="text">
      <style:text-properties officeooo:rsid="0021a78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officeooo:rsid="00258549"/>
    </style:style>
    <style:style style:name="T13" style:family="text">
      <style:text-properties officeooo:rsid="00264476"/>
    </style:style>
    <style:style style:name="T14" style:family="text">
      <style:text-properties officeooo:rsid="0026967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fo:font-weight="bold" style:font-weight-asian="bold" style:font-weight-complex="bold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officeooo:rsid="002e944b"/>
    </style:style>
    <style:style style:name="T20" style:family="text">
      <style:text-properties style:text-position="0% 100%" style:text-underline-style="none" fo:font-weight="bold" style:font-weight-asian="bold" style:font-weight-complex="bold"/>
    </style:style>
    <style:style style:name="T21" style:family="text">
      <style:text-properties officeooo:rsid="003052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ema 4: Administración y finanzas</text:p>
      <text:p text:style-name="P1"/>
      <text:p text:style-name="P14">Objetivos área de administración y finanzas:</text:p>
      <text:p text:style-name="P6">Nivel financiero: </text:p>
      <text:p text:style-name="P31">-Detectar y anticipar las necesidades de financiación de la empresa. </text:p>
      <text:p text:style-name="P31">-Seleccionar las fuentes de financiación que las satisfagan de forma más eficiente.</text:p>
      <text:p text:style-name="P31">-Analizar la rentabilidad financiera de las decisiones de la empresa (inversiones, políticas comerciales, precios, presupuestos…).</text:p>
      <text:p text:style-name="P31"/>
      <text:p text:style-name="P6">Nivel de administración:</text:p>
      <text:p text:style-name="P31">-Dar soporte administrativo a los procesos empresariales de las diferentes áreas (nóminas, facturación…).</text:p>
      <text:p text:style-name="P31">-Controlar las actividades empresariales.</text:p>
      <text:p text:style-name="P31">-Gestionar el sistema de información contable (contabilidad financiera/analítica).</text:p>
      <text:p text:style-name="P31"/>
      <text:p text:style-name="P15">Actividades del área:</text:p>
      <text:p text:style-name="P32">Contabilidad: SI empresariales.</text:p>
      <text:p text:style-name="P2">Es importante gestionar el cash correctamente.</text:p>
      <text:p text:style-name="P2">Esto lo hace la contabilidad</text:p>
      <text:p text:style-name="P2">se divide en 2 partes:</text:p>
      <text:p text:style-name="P2"><text:span text:style-name="T3">-Financiera/General:</text:span> </text:p>
      <text:p text:style-name="P2">Obligatoria, regulada y verificada por auditorías externas. Hay que hacer las cuentas para Hacienda (pagar impuestos). Hecha para comparar cuentas entre las empresas. <text:span text:style-name="T7">Información estándar.</text:span></text:p>
      <text:p text:style-name="P2"/>
      <text:p text:style-name="P2"><text:span text:style-name="T2">Ley de Contabilidad General:</text:span> Para consumo externo (Hacienda, periodistas, inversores que quieran invertir en esas empresas y comparar…). <text:span text:style-name="T5">Quiere normalizar la contabilidad de las empresas.</text:span></text:p>
      <text:p text:style-name="P2"/>
      <text:p text:style-name="P21">Cuenta contable: Representan el valor de cosas (bienes, derechos…) o ingresos y gastos.</text:p>
      <text:p text:style-name="P2"/>
      <text:p text:style-name="P2"><text:span text:style-name="T3">-De costes/Gestión:</text:span> hecha <text:span text:style-name="T3">a medida</text:span> para cada empresa y gestor, se adapta a las necesidades con criterios propios. No se puede usar para comparar. <text:span text:style-name="T5">Para consumo interno.</text:span></text:p>
      <text:p text:style-name="P21">Ej: histórico de precios para la toma de decisiones y la elaboración de objetivos.</text:p>
      <text:p text:style-name="P21"/>
      <text:p text:style-name="P7">Análisis de inversiones:</text:p>
      <text:p text:style-name="P32">Análisis de la rentabilidad financiera <text:span text:style-name="T8">de las opciones de inversión.</text:span></text:p>
      <text:p text:style-name="P32"/>
      <text:p text:style-name="P8">Financiación:</text:p>
      <text:p text:style-name="P33">Elección de las distintas opciones y fuente de financiación para cubrir las necesidades financieras a corto, medio y largo plazo.</text:p>
      <text:p text:style-name="P33"/>
      <text:p text:style-name="P8">Presupuestos y control presupuestario:</text:p>
      <text:p text:style-name="P33">Seguimiento y control del aspecto presupuestario de todas las áreas. Esa información se comparte entre departamentos. <text:span text:style-name="T9">Vela por el cumplimiento de los objetivos financieros de la empresa.</text:span></text:p>
      <text:p text:style-name="P32"/>
      <text:p text:style-name="P32"/>
      <text:p text:style-name="P9">explotación a corto plazo:</text:p>
      <text:p text:style-name="P1">inferior a 12 meses en activos circulantes (corriente):</text:p>
      <text:p text:style-name="P1">con cash se compran materiales</text:p>
      <text:p text:style-name="P1">con materiales se producen productos</text:p>
      <text:p text:style-name="P1">los productos se distribuyen y se venden</text:p>
      <text:p text:style-name="P1">las ventas aportan más cash</text:p>
      <text:p text:style-name="P1">pasa poco tiempo entre la inversión y los cobros</text:p>
      <text:p text:style-name="P10"><text:soft-page-break/>Necesidades de información sobre la empresa</text:p>
      <text:p text:style-name="P46">Entorno: Accionistas, prestamistas, bancos, CNMV, registro mercantil…</text:p>
      <text:p text:style-name="P46">Gestores: Tienen info para tomar decisiones y controlar la actividad bajo su ámbito de responsabilidad.</text:p>
      <text:p text:style-name="P46">Cada uno de estos grupos tienen necesidades de información, pero con requerimientos diferentes.</text:p>
      <text:p text:style-name="P46"/>
      <text:p text:style-name="P46"/>
      <text:p text:style-name="P16">Contabilidad</text:p>
      <text:p text:style-name="P46">Registra toda la actividad de la empresa en hechos económicos.</text:p>
      <text:p text:style-name="P46">Procesa los datos que recoge sobre éstos para producir info sobre el estado y evolución de la empresa.</text:p>
      <text:p text:style-name="P46">Registra la historia de la empresa para prever el futuro (decisiones).</text:p>
      <text:p text:style-name="P45"/>
      <text:p text:style-name="P34"><text:span text:style-name="T3">-de entorno:</text:span><text:span text:style-name="T10"> Estandarizada, regulada y de obligado cumplimiento, verificada para comparar entre empresas. Para consumo externo (contabilidad financiera).</text:span></text:p>
      <text:p text:style-name="P10">-de gestión:<text:span text:style-name="T10"> Hecha a medida de cada empresa y gestor, adaptable a las necesidades. Para consumo interno (contabilidad de costes).</text:span></text:p>
      <text:p text:style-name="P46"/>
      <text:p text:style-name="P10"><text:span text:style-name="T11">Plan General de Contabilidad</text:span><text:span text:style-name="T10">: Establece marcos técnicos para la normalización contable. La info económica y financiera de las empresas debe ser </text:span>transparente, fiable y comparable<text:span text:style-name="T10">. De obligado cumplimiento.</text:span></text:p>
      <text:p text:style-name="P46"/>
      <text:p text:style-name="P46">Elementos de contabilidad:</text:p>
      <text:p text:style-name="P10">-Cuentas<text:span text:style-name="T10"> (con sus grupos y subgrupos): Representan patrimonio o ingresos/gastos. Saldo: valor en un momento dado.</text:span></text:p>
      <text:p text:style-name="P10">-Asientos:<text:span text:style-name="T10"> Hechos contables y cómo afectan al saldo de las cuentas.</text:span></text:p>
      <text:p text:style-name="P10">-Libro diario:<text:span text:style-name="T10"> Registro histórico de los hechos contables mediante asientos.</text:span></text:p>
      <text:p text:style-name="P10">-Libro mayor:<text:span text:style-name="T10"> Registra los saldos tras aplicar los movimientos.</text:span></text:p>
      <text:p text:style-name="P45"/>
      <text:p text:style-name="P3"><text:span text:style-name="T3">Balance:</text:span> </text:p>
      <text:p text:style-name="P3">El valor de las posesiones de una empresa (activos, objetos que se usen para trabajar…) <text:span text:style-name="T5">el patrimonio.</text:span></text:p>
      <text:p text:style-name="P1"/>
      <text:p text:style-name="P17">Cuentas de balance (activos y pasivos)</text:p>
      <text:p text:style-name="P17"/>
      <text:p text:style-name="P20"><text:span text:style-name="T3">Grupos de financiación básica:</text:span> <text:span text:style-name="T12">Recursos y financiación de las e</text:span>mpresa<text:span text:style-name="T12">s</text:span>, SA<text:span text:style-name="T12">s</text:span> son del grupo 1.</text:p>
      <text:p text:style-name="P20"/>
      <text:p text:style-name="P20"><text:span text:style-name="T3">Grupos inmovilizados:</text:span> Sirven a las empresas de forma duradera. Tiene un valor de compra que dura unos años (Amortización/Depreciación). Muebles, oficinas…</text:p>
      <text:p text:style-name="P20">Son del grupo 2.</text:p>
      <text:p text:style-name="P20"/>
      <text:p text:style-name="P20"><text:span text:style-name="T3">Grupos de existencias/stocks:</text:span> Desaparecen en el momento del uso. Mercaderías, materias primas, productos terminados, residuos… Son del grupo 3.</text:p>
      <text:p text:style-name="P20"/>
      <text:p text:style-name="P20"><text:span text:style-name="T3">Grupos de acreedores y deudores:</text:span> Gente que da y recibe cosas. <text:span text:style-name="T12">Cuentas personales y efectos comerciales activos/pasivos.</text:span> Hacienda, clientes que no han pagado. Grupo 4.</text:p>
      <text:p text:style-name="P20"/>
      <text:p text:style-name="P20"><text:span text:style-name="T3">Cuentas financieras:</text:span> Los bancos. Créditos <text:span text:style-name="T12">y deudas </text:span>por operaciones con liquidez disponible. Préstamos y demás. Grupo 5</text:p>
      <text:p text:style-name="P20"/>
      <text:p text:style-name="P4"/>
      <text:p text:style-name="P4"/>
      <text:p text:style-name="P17"><text:soft-page-break/>Cuentas de resultado</text:p>
      <text:p text:style-name="P17"/>
      <text:p text:style-name="P23"><text:span text:style-name="T3">Grupos de compras y gastos:</text:span> Los costos de producción, electricidad, gas, material de oficina… Salarios… Grupo 6.</text:p>
      <text:p text:style-name="P4"/>
      <text:p text:style-name="P23"><text:span text:style-name="T3">Grupos de ventas e ingresos:</text:span> Los bienes obtenidos de la venta de productos de la empresa. Variaciones de existencias, beneficios extraordinarios… grupo 7.</text:p>
      <text:p text:style-name="P20"/>
      <text:p text:style-name="P35">Grupo 7 – Grupo 6 = <text:span text:style-name="T3">Balance de la empresa</text:span></text:p>
      <text:p text:style-name="P11"/>
      <text:p text:style-name="P23">Lo que tienes es un activo, lo que debes es un pasivo. Débito y haber.</text:p>
      <text:p text:style-name="P23"/>
      <text:p text:style-name="P23">Asentamiento: Representan hechos contables y cómo afectan a las cuentas. Cambian el saldo de las cuentas. </text:p>
      <text:p text:style-name="P23"/>
      <text:p text:style-name="P24">Estados financieros:</text:p>
      <text:p text:style-name="P24">Balance.</text:p>
      <text:p text:style-name="P24"/>
      <text:p text:style-name="P24"><text:span text:style-name="T3">Cuenta de pérdidas y ganancias:</text:span> Informa de los ingresos y gastos que formarán parte del resultado empresarial, que será de ganancias o pérdidas.</text:p>
      <text:p text:style-name="P24"/>
      <text:p text:style-name="P24"><text:span text:style-name="T3">Estado de Cambios en el Patrimonio Neto:</text:span> Los movimientos de la empresa con sus socios o propietarios que no forman parte del resultado, pero que provocan aumento o disminución del patrimonio de la empresa.</text:p>
      <text:p text:style-name="P23"/>
      <text:p text:style-name="P24">Estado de Flujos de Efectivo: Cash flow. El origen y uso de los activos líquidos transferibles clasificados por actividades (explotación, inversión y financiación).</text:p>
      <text:p text:style-name="P23"/>
      <text:p text:style-name="P23">LOS BALANCES CUADRAN! <text:span text:style-name="T12">Son = 0.</text:span></text:p>
      <text:p text:style-name="P23"/>
      <text:p text:style-name="P23"><text:span text:style-name="T3">Libro diario:</text:span> Registro histórico de los hechos contables. Listado cronológicamente.</text:p>
      <text:p text:style-name="P23"/>
      <text:p text:style-name="P23"><text:span text:style-name="T3">Libro mayor:</text:span> Registra los saldos de las cuentas tras aplicar movimientos</text:p>
      <text:p text:style-name="P20"/>
      <text:p text:style-name="P20">in<text:span text:style-name="T1">versión a largo plazo</text:span></text:p>
      <text:p text:style-name="P1"/>
      <text:p text:style-name="P20">Balance:</text:p>
      <text:p text:style-name="P20">El patrimonio está dividido en activos y pasivos. Los pasivos son obligaciones que tienes que pagar, que debes. Los activos son las cosas que posees.</text:p>
      <text:p text:style-name="P20"/>
      <text:p text:style-name="P22">Los activos se ordenan por liquidez (cómo de rápido se convertirán en dinero). </text:p>
      <text:p text:style-name="P22">Divididos en <text:span text:style-name="T3">activos no corrientes y corrientes </text:span>(inmovilizados o circulantes). </text:p>
      <text:p text:style-name="P22">Los inmovilizados son las cosas que duren en el tiempo (terrenos, coches, casas, cuadros…). </text:p>
      <text:p text:style-name="P22">Los circulantes componen la caja, <text:span text:style-name="T13">existencias de productos, los bancos… </text:span>(dineros líquidos que puedes tocar).</text:p>
      <text:p text:style-name="P20"/>
      <text:p text:style-name="P25">Los pasivos <text:span text:style-name="T3">se clasifican por la exigibilidad de pagar lo que debes.</text:span> </text:p>
      <text:p text:style-name="P25"><text:span text:style-name="T3">Patrimonio neto:</text:span> capital social (lo que emite la empresa en forma de acciones), reservas (beneficios que se queda la empresa después de pagar a Hacienda y los dividendos a los accionistas), provisiones.</text:p>
      <text:p text:style-name="P25"><text:span text:style-name="T3">Pasivo no corriente:</text:span> Préstamos (deudas) a largo plazo, Obligaciones, Bonos, Letras… </text:p>
      <text:p text:style-name="P25"><text:span text:style-name="T3">Pasivos corrientes:</text:span> Préstamos a corto plazo, proveedores a pagar a Hacienda… </text:p>
      <text:p text:style-name="P1"><text:soft-page-break/></text:p>
      <text:p text:style-name="P26">Si una empresa no puede pagar a sus empleados a corto plazo, está en <text:span text:style-name="T3">suspensión de pagos.</text:span></text:p>
      <text:p text:style-name="P1"/>
      <text:p text:style-name="P36">Cuenta de resultados:</text:p>
      <text:p text:style-name="P36">1. Ingresos y gastos de explotación.</text:p>
      <text:p text:style-name="P36">2. Resultados de explotación (1): ingresos/gastos financieros.</text:p>
      <text:p text:style-name="P36">3. Resultados financieros(2)</text:p>
      <text:p text:style-name="P36">4. Resultados de las actividades ordinarias(3 = 1+2): ingresos/gastos extraordinarios.</text:p>
      <text:p text:style-name="P36">5. Resultados extraordinarios(4).</text:p>
      <text:p text:style-name="P36">6. BAI (Beneficios Antes de Impuestos(5 = 3+4): Impuesto de Sociedades.</text:p>
      <text:p text:style-name="P36">7. <text:span text:style-name="T2">BENEFICIO NETO</text:span></text:p>
      <text:p text:style-name="P1"/>
      <text:p text:style-name="P18">Contabilidad analítica:</text:p>
      <text:p text:style-name="P36">Sirve para tomar decisiones, controlar y gestionar el presupuesto, planificar, analizar la eficiencia y valorar las existenncias.</text:p>
      <text:p text:style-name="P36"/>
      <text:p text:style-name="P36">Produce info sobre los costes de los productos, actividades y departamentos con una perspectiva histórica y futura.</text:p>
      <text:p text:style-name="P36"/>
      <text:p text:style-name="P36"/>
      <text:p text:style-name="P5">Ejercicio pr3:</text:p>
      <text:p text:style-name="P27">para tomar decisiones tenemos que ver qué datos son relevantes.</text:p>
      <text:p text:style-name="P27"/>
      <text:p text:style-name="P27"><text:span text:style-name="T3">Costes variables:</text:span> en función de lo que cambia la actividad, cambiarán. </text:p>
      <text:p text:style-name="P27"><text:span text:style-name="T3">Costes fijos:</text:span> da igual las condiciones, hay que pagarlos igual.</text:p>
      <text:p text:style-name="P27"/>
      <text:p text:style-name="P5">BAI: beneficio antes de los impuestos (lo podemos controlar)</text:p>
      <text:p text:style-name="P27"/>
      <text:p text:style-name="P28"><text:span text:style-name="T3">Amortizaciones:</text:span> Resultado de dividir el valor de compra entre el num de años.</text:p>
      <text:p text:style-name="P28">los seguros, alquileres, intereses de hipoteca… son fijos.</text:p>
      <text:p text:style-name="P28">el mantenimiento de algo es variable (comportamiento no lineal).</text:p>
      <text:p text:style-name="P28"/>
      <text:p text:style-name="P28"><text:span text:style-name="T3">Costes directos:</text:span> <text:span text:style-name="T6">si solo usamos un producto. </text:span><text:span text:style-name="T14">El coste esta identificado con este producto.</text:span></text:p>
      <text:p text:style-name="P30">Ej: almacén con 1 producto. El alquiler es directo con el producto. <text:span text:style-name="T14">Departamento...</text:span></text:p>
      <text:p text:style-name="P28"/>
      <text:p text:style-name="P29"><text:span text:style-name="T3">Costes indirectos:</text:span> sistema de reparto entre varios productos.</text:p>
      <text:p text:style-name="P29">Ej: repartir almacén para guardar varios productos. Clave = área (m²).</text:p>
      <text:p text:style-name="P37">En general, son el resto de costes que vienen con un producto.</text:p>
      <text:p text:style-name="P37"/>
      <text:p text:style-name="P30">Los costes <text:span text:style-name="T3">variables</text:span> y los <text:span text:style-name="T3">fijos directos</text:span> son los más relevantes.</text:p>
      <text:p text:style-name="P30"/>
      <text:p text:style-name="P30">Una empresa nunca produce el 100% de su capacidad porque no todos sus trabajadores trabajan 24/7. Esto nos permite hacer políticas comerciales interesantes.</text:p>
      <text:p text:style-name="P30"/>
      <text:p text:style-name="P38"><text:span text:style-name="T3">Full-costing:</text:span> </text:p>
      <text:p text:style-name="P38">Prevé la incorporación al producto de todos los costes de la empresa en su producción.</text:p>
      <text:p text:style-name="P37">Directos+parte de indirectos. Para realizar políticas de precios y presupuestos.</text:p>
      <text:p text:style-name="P37">-Coste completo de fabricación: Sólo estos costes.</text:p>
      <text:p text:style-name="P37">-Coste completo total: Además del de fabricación, los otros (administración, comerciales…). </text:p>
      <text:p text:style-name="P30"/>
      <text:p text:style-name="P12"/>
      <text:p text:style-name="P12"/>
      <text:p text:style-name="P12"><text:soft-page-break/>Direct-costing:</text:p>
      <text:p text:style-name="P39">Agrega sólo los costes variables sobre el producto. Costes variables+comerciales (comisiones, marketing…).</text:p>
      <text:p text:style-name="P39">Costes fijos → No se atribuyen al producto (costes del periodo).</text:p>
      <text:p text:style-name="P39">Para tomar decisiones de productos y analizar las contribuciones de los productos al beneficio.</text:p>
      <text:p text:style-name="P39"/>
      <text:p text:style-name="P39"/>
      <text:p text:style-name="P19">Cuenta de resultados analítica</text:p>
      <text:p text:style-name="P40">Total de la empresa:</text:p>
      <text:p text:style-name="P41">Ingresos – Costes variables = Margen de contribución (MC)</text:p>
      <text:p text:style-name="P41">MC – Costes fijos = BAI</text:p>
      <text:p text:style-name="P42">A nivel de producto:</text:p>
      <text:p text:style-name="P42">FC</text:p>
      <text:p text:style-name="P42">precio- costes variables = mc</text:p>
      <text:p text:style-name="P42">mc – costes fijos = bai</text:p>
      <text:p text:style-name="P42"/>
      <text:p text:style-name="P42">DC</text:p>
      <text:p text:style-name="P42">precio – costes variables = mc</text:p>
      <text:p text:style-name="P42"/>
      <text:p text:style-name="P42">El margen de contribución es el <text:span text:style-name="T3">beneficio</text:span> que obtiene la empresa <text:span text:style-name="T4">al vender 1 producto más.</text:span></text:p>
      <text:p text:style-name="P43">Depende de la unidad, puede ser de un lote, de un periodo, de una empresa…</text:p>
      <text:p text:style-name="P43"/>
      <text:p text:style-name="P43"><text:span text:style-name="T3">Expresa:</text:span> Lo que queda <text:span text:style-name="T2">limpio</text:span> después de cubrir los costes adicionales de la empresa. Esa cantidad contribuye a <text:span text:style-name="T2">cubrir los costes fijos y una vez cubiertos, aporta un incremento neto del beneficio.</text:span></text:p>
      <text:p text:style-name="P43"/>
      <text:p text:style-name="P43">El punto de equilibrio es el volumen que la empresa tiene que alcanzar para empezar a ganar dinero. Es variable. Justo se alcanza cuando los ingresos cubren los gastos.</text:p>
      <text:p text:style-name="P43"/>
      <text:p text:style-name="P43">Es decir: BAI = 0 = I – V – F. → pN – vN – F → N = <text:span text:style-name="T2">F/p-v = F/mc</text:span></text:p>
      <text:p text:style-name="P47"/>
      <text:p text:style-name="P47">I = F/mc/I</text:p>
      <text:p text:style-name="P47"><text:span text:style-name="T15"/></text:p>
      <text:p text:style-name="P48"><text:span text:style-name="T15">Inversiones:</text:span></text:p>
      <text:p text:style-name="P48"><text:span text:style-name="T15"/></text:p>
      <text:p text:style-name="P48"><text:span text:style-name="T15">Rentabilidad: Aquello que ganes en el futuro cuanto más inviertas. Compara el presente con el futuro.</text:span></text:p>
      <text:p text:style-name="P48"><text:span text:style-name="T15"/></text:p>
      <text:p text:style-name="P48"><text:span text:style-name="T15">Riesgo: Diferente por persona.</text:span></text:p>
      <text:p text:style-name="P48"><text:span text:style-name="T15"/></text:p>
      <text:p text:style-name="P48"><text:span text:style-name="T15">Liquidez: Capacidad de los recursos en los que se invierte de convertirse en recursos financieros disponibles.</text:span></text:p>
      <text:p text:style-name="P48"><text:span text:style-name="T15"/></text:p>
      <text:p text:style-name="P54"><text:span text:style-name="T15">Cash flow: </text:span></text:p>
      <text:p text:style-name="P49"><text:span text:style-name="T15">Las amortizaciones no son cash → La inversión sí</text:span></text:p>
      <text:p text:style-name="P50">CF = BAI <text:span text:style-name="T21">+</text:span> Amortizaciones – Impuesto de Sociedades</text:p>
      <text:p text:style-name="P51">Tasa de descuento = Tipos de interés</text:p>
      <text:p text:style-name="P51"/>
      <text:p text:style-name="P55">Coste del capital, valor del dinero en el tiempo</text:p>
      <text:p text:style-name="P55">I<text:span text:style-name="T10">nterés compuesto: Permite calcular los capitales que se obtienen a un plazo fijo tras varios años</text:span></text:p>
      <text:p text:style-name="P55"><text:span text:style-name="T10"/></text:p>
      <text:p text:style-name="P55"><text:span text:style-name="T10"/></text:p>
      <text:p text:style-name="P55"><text:soft-page-break/><text:span text:style-name="T10">dinero inicial*(1+td)</text:span><text:span text:style-name="T16">num años</text:span><text:span text:style-name="T18"> </text:span><text:span text:style-name="T19">(capital inicial → capital final)</text:span></text:p>
      <text:p text:style-name="P57"><text:span text:style-name="T18">1/(1+Td)</text:span><text:span text:style-name="T16">num años</text:span><text:span text:style-name="T18"> (capital final → capital inicial)</text:span></text:p>
      <text:p text:style-name="P57"><text:span text:style-name="T18"/></text:p>
      <text:p text:style-name="P57"><text:span text:style-name="T18">Valor Actual Neto de una inversión = </text:span><text:span text:style-name="T20">-I + Fn/(1+Td)</text:span><text:span text:style-name="T17">n</text:span></text:p>
      <text:p text:style-name="P56"><text:span text:style-name="T18"/></text:p>
      <text:p text:style-name="P56"><text:span text:style-name="T18">Ej: 1/Td = 10%</text:span></text:p>
      <text:p text:style-name="P56"><text:span text:style-name="T18">Dinero inicial = 1000 → 1110 → 1210</text:span></text:p>
      <text:p text:style-name="P52"/>
      <text:p text:style-name="P53">TIR = Tasa interna de rentabilidad</text:p>
      <text:p text:style-name="P53">Tasa de descuento tal que el VAN sea 0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7:18:00.319398356</meta:creation-date>
    <meta:generator>LibreOffice/6.4.6.2$Linux_X86_64 LibreOffice_project/40$Build-2</meta:generator>
    <dc:date>2021-05-12T18:37:55.158898579</dc:date>
    <meta:editing-duration>PT3H35M37S</meta:editing-duration>
    <meta:editing-cycles>8</meta:editing-cycles>
    <meta:document-statistic meta:table-count="0" meta:image-count="0" meta:object-count="0" meta:page-count="6" meta:paragraph-count="153" meta:word-count="1618" meta:character-count="10689" meta:non-whitespace-character-count="9201"/>
  </office:meta>
</office:document-meta>
</file>